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127c29" officeooo:paragraph-rsid="000c163e"/>
    </style:style>
    <style:style style:name="P2" style:family="paragraph" style:parent-style-name="Heading_20_3">
      <style:text-properties officeooo:paragraph-rsid="000c163e"/>
    </style:style>
    <style:style style:name="P3" style:family="paragraph" style:parent-style-name="Standard">
      <style:text-properties officeooo:rsid="000c163e" officeooo:paragraph-rsid="000c163e"/>
    </style:style>
    <style:style style:name="P4" style:family="paragraph" style:parent-style-name="Standard">
      <style:text-properties officeooo:paragraph-rsid="000c163e"/>
    </style:style>
    <style:style style:name="P5" style:family="paragraph" style:parent-style-name="Standard">
      <style:text-properties officeooo:rsid="000d5a8e" officeooo:paragraph-rsid="000d5a8e"/>
    </style:style>
    <style:style style:name="P6" style:family="paragraph" style:parent-style-name="Text_20_body" style:list-style-name="L1">
      <style:text-properties officeooo:paragraph-rsid="000c163e"/>
    </style:style>
    <style:style style:name="P7" style:family="paragraph" style:parent-style-name="Text_20_body">
      <style:text-properties officeooo:paragraph-rsid="000c163e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0c163e"/>
    </style:style>
    <style:style style:name="T1" style:family="text">
      <style:text-properties officeooo:rsid="000c163e"/>
    </style:style>
    <style:style style:name="T2" style:family="text">
      <style:text-properties officeooo:rsid="002e739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оя группа А(II) Rh+ Kell -(K-)</text:p>
      <text:p text:style-name="P4"><text:span text:style-name="T1">Перая сдача – 25 мая 2018, гкб 52 </text:span><text:a xlink:type="simple" xlink:href="https://52gkb.ru/hirurgia/perelivanie-krovi" text:style-name="Internet_20_link" text:visited-style-name="Visited_20_Internet_20_Link"><text:span text:style-name="T1">https://52gkb.ru/hirurgia/perelivanie-krovi</text:span></text:a><text:span text:style-name="T1"> </text:span><text:a xlink:type="simple" xlink:href="https://vk.com/dendonorahse?w=address-121233163_45316" text:style-name="Internet_20_link" text:visited-style-name="Visited_20_Internet_20_Link">ул. Пехотная, д. 3, к. 1, эт. 3, Москва</text:a></text:p>
      <text:p text:style-name="P3">Вторая сдача – 20 сентября 2018, <text:s/>гкб 40 <text:a xlink:type="simple" xlink:href="https://podari-zhizn.ru/main/node/6868" text:style-name="Internet_20_link" text:visited-style-name="Visited_20_Internet_20_Link"><text:span text:style-name="T2">https://podari-zhizn.ru/main/node/6868</text:span></text:a><text:span text:style-name="T2"> </text:span>Было выплачено 5200 рублей</text:p>
      <text:p text:style-name="P3">20 ноября – ориентировочная дата следующей сдачи крови и поездки в первую больницу для анализов</text:p>
      <text:p text:style-name="P3"/>
      <text:h text:style-name="P1" text:outline-level="3">Режим донора:</text:h>
      <text:p text:style-name="P7"><text:span text:style-name="Strong_20_Emphasis">Питание: </text:span>За сутки до дня кроводачи (плазмафереза) нельзя употреблять жирную пищу (растительное и животное масла, сало, молочные продукты, копчёности, мороженое, яйцо, селёдка, орехи, семечки). В день кроводачи ограничиться лёгким завтраком: отварные овощи, булка (печенье) с вареньем, чай, кофе.<text:line-break/><text:span text:style-name="Strong_20_Emphasis">Сон: </text:span>Необходимо хорошо выспаться.<text:line-break/><text:span text:style-name="Strong_20_Emphasis">Курение:</text:span> За два часа до и после дачи крови (плазмы) нельзя курить.</text:p>
      <text:h text:style-name="P2" text:outline-level="3">Требования к донору плазмы:</text:h>
      <text:list xml:id="list4140208079" text:style-name="L1">
        <text:list-item>
          <text:p text:style-name="P8">За сутки до процедуры увеличить объём потребляемой жидкости до 1,5 — 2 л. (минеральная вода, суп, чай и т.д.).</text:p>
        </text:list-item>
        <text:list-item>
          <text:p text:style-name="P8">Исключить жирную, жареную, острую и молочную пищу, семечки, орехи.</text:p>
        </text:list-item>
        <text:list-item>
          <text:p text:style-name="P8">Выспаться.</text:p>
        </text:list-item>
        <text:list-item>
          <text:p text:style-name="P8">Исключить алкоголь.</text:p>
        </text:list-item>
        <text:list-item>
          <text:p text:style-name="P6">В день плазмадачи ограничиться лёгким завтраком: чай, булка (печенье) с вареньем.</text:p>
        </text:list-item>
      </text:list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7:39:26.894745796</meta:creation-date>
    <dc:date>2018-09-21T21:12:42.502376406</dc:date>
    <meta:editing-duration>PT3H23M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155" meta:character-count="1077" meta:non-whitespace-character-count="933"/>
  </office:meta>
</office:document-meta>
</file>